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99pt ridge #000000" fo:border-right="none" fo:border-top="0.99pt ridge #000000"/>
    </style:style>
    <style:style style:name="ce8" style:family="table-cell" style:parent-style-name="Default">
      <style:table-cell-properties fo:border-bottom="none" fo:border-left="0.99pt ridge #000000" fo:border-right="none" fo:border-top="none"/>
    </style:style>
    <style:style style:name="ce9" style:family="table-cell" style:parent-style-name="Default">
      <style:table-cell-properties fo:border-bottom="0.99pt ridge #000000" fo:border-left="0.99pt ridge #000000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none" fo:border-top="0.99pt ridge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5" style:family="table-cell" style:parent-style-name="Default">
      <style:table-cell-properties fo:border-bottom="0.99pt ridge #000000" fo:border-left="none" fo:border-right="none" fo:border-top="none"/>
    </style:style>
    <style:style style:name="ce16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5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5">
      <style:table-cell-properties fo:border-bottom="none" fo:border-left="none" fo:border-right="0.99pt ridge #000000" fo:border-top="0.99pt ridge #000000"/>
    </style:style>
    <style:style style:name="ce20" style:family="table-cell" style:parent-style-name="Default" style:data-style-name="N125">
      <style:table-cell-properties fo:border-bottom="none" fo:border-left="none" fo:border-right="0.99pt ridge #000000" fo:border-top="none"/>
    </style:style>
    <style:style style:name="ce21" style:family="table-cell" style:parent-style-name="Default" style:data-style-name="N125">
      <style:table-cell-properties fo:border-bottom="0.99pt ridge #000000" fo:border-left="none" fo:border-right="0.99pt ridge #000000" fo:border-top="none"/>
    </style:style>
    <style:style style:name="ce22" style:family="table-cell" style:parent-style-name="Default" style:data-style-name="N125"/>
    <style:style style:name="ce23" style:family="table-cell" style:parent-style-name="Default">
      <style:table-cell-properties fo:background-color="#ffff00" fo:border="none"/>
    </style:style>
    <style:style style:name="ce24" style:family="table-cell" style:parent-style-name="Default">
      <style:table-cell-properties fo:border-bottom="0.99pt ridge #000000" fo:background-color="#ffff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0.99pt ridge #000000" fo:border-top="0.99pt ridge #000000"/>
    </style:style>
    <style:style style:name="ce58" style:family="table-cell" style:parent-style-name="Default">
      <style:table-cell-properties fo:border-bottom="0.99pt ridge #000000" fo:border-left="none" fo:border-right="0.99pt ridge #000000" fo:border-top="none"/>
    </style:style>
    <style:style style:name="ce59" style:family="table-cell" style:parent-style-name="Default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egular@100MHz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5" table:default-cell-style-name="ce10"/>
        <table:table-column table:style-name="co1" table:default-cell-style-name="ce10"/>
        <table:table-column table:style-name="co6" table:default-cell-style-name="ce22"/>
        <table:table-column table:style-name="co3" table:default-cell-style-name="ce10"/>
        <table:table-column table:style-name="co7" table:default-cell-style-name="ce10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ce22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 table:number-columns-spanned="1" table:number-rows-spanned="7">
            <text:p>MODE</text:p>
          </table:table-cell>
          <table:table-cell table:style-name="ce5"/>
          <table:table-cell table:style-name="ce2" office:value-type="string" calcext:value-type="string" table:number-columns-spanned="12" table:number-rows-spanned="1">
            <text:p>BANDWIDTH [MB/s]</text:p>
          </table:table-cell>
          <table:covered-table-cell table:number-columns-repeated="4" table:style-name="ce11"/>
          <table:covered-table-cell table:style-name="ce16"/>
          <table:covered-table-cell table:number-columns-repeated="2" table:style-name="ce5"/>
          <table:covered-table-cell table:number-columns-repeated="3" table:style-name="ce11"/>
          <table:covered-table-cell table:style-name="ce16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 WIDTH [B]</text:p>
          </table:table-cell>
          <table:table-cell table:style-name="ce1" office:value-type="float" office:value="4" calcext:value-type="float" table:number-columns-spanned="6" table:number-rows-spanned="1">
            <text:p>4</text:p>
          </table:table-cell>
          <table:covered-table-cell table:number-columns-repeated="4" table:style-name="ce26"/>
          <table:covered-table-cell table:style-name="ce43"/>
          <table:table-cell table:style-name="ce1" office:value-type="float" office:value="8" calcext:value-type="float" table:number-columns-spanned="6" table:number-rows-spanned="1">
            <text:p>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TRANSFER BLOCK SIZE [MB]</text:p>
          </table:table-cell>
          <table:table-cell table:style-name="ce2" office:value-type="float" office:value="32" calcext:value-type="float" table:number-columns-spanned="12" table:number-rows-spanned="1">
            <text:p>32</text:p>
          </table:table-cell>
          <table:covered-table-cell table:number-columns-repeated="4" table:style-name="ce26"/>
          <table:covered-table-cell table:style-name="ce43"/>
          <table:covered-table-cell table:number-columns-repeated="2"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FREQUENCY [Hz]</text:p>
          </table:table-cell>
          <table:table-cell table:style-name="ce6" table:formula="of:=100000000" office:value-type="float" office:value="100000000" calcext:value-type="float" table:number-columns-spanned="12" table:number-rows-spanned="1">
            <text:p>1.00E+08</text:p>
          </table:table-cell>
          <table:covered-table-cell table:number-columns-repeated="4" table:style-name="ce26"/>
          <table:covered-table-cell table:style-name="ce43"/>
          <table:covered-table-cell table:number-columns-repeated="2"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N RUNS</text:p>
          </table:table-cell>
          <table:table-cell table:style-name="ce6" office:value-type="float" office:value="200" calcext:value-type="float" table:number-columns-spanned="12" table:number-rows-spanned="1">
            <text:p>2.00E+02</text:p>
          </table:table-cell>
          <table:covered-table-cell table:number-columns-repeated="4" table:style-name="ce26"/>
          <table:covered-table-cell table:style-name="ce43"/>
          <table:covered-table-cell table:number-columns-repeated="2"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3"/>
          <table:table-cell table:style-name="Default"/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25"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CHANNELS</text:p>
          </table:table-cell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27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DUPLEX</text:p>
          </table:table-cell>
          <table:table-cell table:style-name="ce26" office:value-type="string" calcext:value-type="string">
            <text:p>HP0</text:p>
          </table:table-cell>
          <table:table-cell table:style-name="ce7" table:formula="of:=[.C2]*[.C4]*2/1000000" office:value-type="float" office:value="800" calcext:value-type="float">
            <text:p>800</text:p>
          </table:table-cell>
          <table:table-cell table:number-columns-repeated="2" table:style-name="ce12" office:value-type="float" office:value="799.9535" calcext:value-type="float">
            <text:p>799.9535</text:p>
          </table:table-cell>
          <table:table-cell table:style-name="ce12" office:value-type="float" office:value="799.9567" calcext:value-type="float">
            <text:p>799.9567</text:p>
          </table:table-cell>
          <table:table-cell table:style-name="ce12" office:value-type="float" office:value="0.0003" calcext:value-type="float">
            <text:p>0.0003</text:p>
          </table:table-cell>
          <table:table-cell table:style-name="ce19" table:formula="of:=[.D8]/[.C8]" office:value-type="percentage" office:value="0.999941875" calcext:value-type="percentage">
            <text:p>99.9942%</text:p>
          </table:table-cell>
          <table:table-cell table:style-name="ce12" table:formula="of:=2*[.I2]*[.C4]/1000000" office:value-type="float" office:value="1600" calcext:value-type="float">
            <text:p>1600</text:p>
          </table:table-cell>
          <table:table-cell table:style-name="ce12" office:value-type="float" office:value="1599.818" calcext:value-type="float">
            <text:p>1599.818</text:p>
          </table:table-cell>
          <table:table-cell table:style-name="ce12" office:value-type="float" office:value="1599.8102" calcext:value-type="float">
            <text:p>1599.8102</text:p>
          </table:table-cell>
          <table:table-cell table:style-name="ce12" office:value-type="float" office:value="1599.8243" calcext:value-type="float">
            <text:p>1599.8243</text:p>
          </table:table-cell>
          <table:table-cell table:style-name="ce12" office:value-type="float" office:value="0.0054" calcext:value-type="float">
            <text:p>0.0054</text:p>
          </table:table-cell>
          <table:table-cell table:style-name="ce19" table:formula="of:=[.J8]/[.I8]" office:value-type="percentage" office:value="0.99988625" calcext:value-type="percentage">
            <text:p>99.9886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8]*2" office:value-type="float" office:value="1600" calcext:value-type="float">
            <text:p>1600</text:p>
          </table:table-cell>
          <table:table-cell table:style-name="ce13" office:value-type="float" office:value="1599.8425" calcext:value-type="float">
            <text:p>1599.8425</text:p>
          </table:table-cell>
          <table:table-cell table:style-name="ce13" office:value-type="float" office:value="1599.8362" calcext:value-type="float">
            <text:p>1599.8362</text:p>
          </table:table-cell>
          <table:table-cell table:style-name="ce13" office:value-type="float" office:value="1599.8474" calcext:value-type="float">
            <text:p>1599.8474</text:p>
          </table:table-cell>
          <table:table-cell table:style-name="ce13" office:value-type="float" office:value="0.0017" calcext:value-type="float">
            <text:p>0.0017</text:p>
          </table:table-cell>
          <table:table-cell table:style-name="ce20" table:formula="of:=[.D9]/[.C9]" office:value-type="percentage" office:value="0.9999015625" calcext:value-type="percentage">
            <text:p>99.9902%</text:p>
          </table:table-cell>
          <table:table-cell table:formula="of:=[.I8]*2" office:value-type="float" office:value="3200" calcext:value-type="float">
            <text:p>3200</text:p>
          </table:table-cell>
          <table:table-cell office:value-type="float" office:value="2236.1227" calcext:value-type="float">
            <text:p>2236.1227</text:p>
          </table:table-cell>
          <table:table-cell table:style-name="ce10" office:value-type="float" office:value="2212.3838" calcext:value-type="float">
            <text:p>2212.3838</text:p>
          </table:table-cell>
          <table:table-cell table:style-name="ce10" office:value-type="float" office:value="2267.4022" calcext:value-type="float">
            <text:p>2267.4022</text:p>
          </table:table-cell>
          <table:table-cell table:style-name="ce10" office:value-type="float" office:value="6.3216" calcext:value-type="float">
            <text:p>6.3216</text:p>
          </table:table-cell>
          <table:table-cell table:style-name="ce20" table:formula="of:=[.J9]/[.I9]" office:value-type="percentage" office:value="0.69878834375" calcext:value-type="percentage">
            <text:p>69.8788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2</text:p>
          </table:table-cell>
          <table:table-cell table:style-name="ce8" table:formula="of:=[.C8]*2" office:value-type="float" office:value="1600" calcext:value-type="float">
            <text:p>1600</text:p>
          </table:table-cell>
          <table:table-cell office:value-type="float" office:value="1599.8338" calcext:value-type="float">
            <text:p>1599.8338</text:p>
          </table:table-cell>
          <table:table-cell office:value-type="float" office:value="1599.7907" calcext:value-type="float">
            <text:p>1599.7907</text:p>
          </table:table-cell>
          <table:table-cell office:value-type="float" office:value="1599.8434" calcext:value-type="float">
            <text:p>1599.8434</text:p>
          </table:table-cell>
          <table:table-cell office:value-type="float" office:value="0.0085" calcext:value-type="float">
            <text:p>0.0085</text:p>
          </table:table-cell>
          <table:table-cell table:style-name="ce20" table:formula="of:=[.D10]/[.C10]" office:value-type="percentage" office:value="0.999896125" calcext:value-type="percentage">
            <text:p>99.9896%</text:p>
          </table:table-cell>
          <table:table-cell table:formula="of:=[.I8]*2" office:value-type="float" office:value="3200" calcext:value-type="float">
            <text:p>3200</text:p>
          </table:table-cell>
          <table:table-cell table:style-name="Default" office:value-type="float" office:value="3197.6286" calcext:value-type="float">
            <text:p>3197.6286</text:p>
          </table:table-cell>
          <table:table-cell office:value-type="float" office:value="3193.1779" calcext:value-type="float">
            <text:p>3193.1779</text:p>
          </table:table-cell>
          <table:table-cell office:value-type="float" office:value="3198.6787" calcext:value-type="float">
            <text:p>3198.6787</text:p>
          </table:table-cell>
          <table:table-cell office:value-type="float" office:value="0.8462" calcext:value-type="float">
            <text:p>0.8462</text:p>
          </table:table-cell>
          <table:table-cell table:style-name="ce20" table:formula="of:=[.J10]/[.I10]" office:value-type="percentage" office:value="0.9992589375" calcext:value-type="percentage">
            <text:p>99.9259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</text:p>
          </table:table-cell>
          <table:table-cell table:style-name="ce8" table:formula="of:=[.C8]*3" office:value-type="float" office:value="2400" calcext:value-type="float">
            <text:p>2400</text:p>
          </table:table-cell>
          <table:table-cell table:style-name="ce13" office:value-type="float" office:value="2288.4941" calcext:value-type="float">
            <text:p>2288.4941</text:p>
          </table:table-cell>
          <table:table-cell table:style-name="ce13" office:value-type="float" office:value="2280.1474" calcext:value-type="float">
            <text:p>2280.1474</text:p>
          </table:table-cell>
          <table:table-cell table:style-name="ce13" office:value-type="float" office:value="2293.1684" calcext:value-type="float">
            <text:p>2293.1684</text:p>
          </table:table-cell>
          <table:table-cell table:style-name="ce13" office:value-type="float" office:value="1.2566" calcext:value-type="float">
            <text:p>1.2566</text:p>
          </table:table-cell>
          <table:table-cell table:style-name="ce20" table:formula="of:=[.D11]/[.C11]" office:value-type="percentage" office:value="0.953539208333333" calcext:value-type="percentage">
            <text:p>95.3539%</text:p>
          </table:table-cell>
          <table:table-cell table:style-name="ce23" office:value-type="float" office:value="4264" calcext:value-type="float">
            <text:p>4264</text:p>
          </table:table-cell>
          <table:table-cell office:value-type="float" office:value="2659.3466" calcext:value-type="float">
            <text:p>2659.3466</text:p>
          </table:table-cell>
          <table:table-cell table:style-name="ce10" office:value-type="float" office:value="2639.8566" calcext:value-type="float">
            <text:p>2639.8566</text:p>
          </table:table-cell>
          <table:table-cell table:style-name="ce10" office:value-type="float" office:value="2682.4114" calcext:value-type="float">
            <text:p>2682.4114</text:p>
          </table:table-cell>
          <table:table-cell table:style-name="ce10" office:value-type="float" office:value="4.1705" calcext:value-type="float">
            <text:p>4.1705</text:p>
          </table:table-cell>
          <table:table-cell table:style-name="ce20" table:formula="of:=[.J11]/[.I11]" office:value-type="percentage" office:value="0.623674155722326" calcext:value-type="percentage">
            <text:p>62.3674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, HP3</text:p>
          </table:table-cell>
          <table:table-cell table:style-name="ce9" table:formula="of:=[.C8]*4" office:value-type="float" office:value="3200" calcext:value-type="float">
            <text:p>3200</text:p>
          </table:table-cell>
          <table:table-cell table:style-name="ce14" office:value-type="float" office:value="2773.1334" calcext:value-type="float">
            <text:p>2773.1334</text:p>
          </table:table-cell>
          <table:table-cell table:style-name="ce14" office:value-type="float" office:value="2697.4375" calcext:value-type="float">
            <text:p>2697.4375</text:p>
          </table:table-cell>
          <table:table-cell table:style-name="ce14" office:value-type="float" office:value="2789.6965" calcext:value-type="float">
            <text:p>2789.6965</text:p>
          </table:table-cell>
          <table:table-cell table:style-name="ce14" office:value-type="float" office:value="15.0109" calcext:value-type="float">
            <text:p>15.0109</text:p>
          </table:table-cell>
          <table:table-cell table:style-name="ce21" table:formula="of:=[.D12]/[.C12]" office:value-type="percentage" office:value="0.8666041875" calcext:value-type="percentage">
            <text:p>86.6604%</text:p>
          </table:table-cell>
          <table:table-cell table:style-name="ce24" office:value-type="float" office:value="4264" calcext:value-type="float">
            <text:p>4264</text:p>
          </table:table-cell>
          <table:table-cell table:style-name="ce15" office:value-type="float" office:value="2675.6539" calcext:value-type="float">
            <text:p>2675.6539</text:p>
          </table:table-cell>
          <table:table-cell table:style-name="ce15" office:value-type="float" office:value="2108.0972" calcext:value-type="float">
            <text:p>2108.0972</text:p>
          </table:table-cell>
          <table:table-cell table:style-name="ce15" office:value-type="float" office:value="2969.6104" calcext:value-type="float">
            <text:p>2969.6104</text:p>
          </table:table-cell>
          <table:table-cell table:style-name="ce15" office:value-type="float" office:value="297.1049" calcext:value-type="float">
            <text:p>297.1049</text:p>
          </table:table-cell>
          <table:table-cell table:style-name="ce21" table:formula="of:=[.J12]/[.I12]" office:value-type="percentage" office:value="0.627498569418386" calcext:value-type="percentage">
            <text:p>62.7499%</text:p>
          </table:table-cell>
          <table:table-cell table:style-name="ce10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PS2PL</text:p>
          </table:table-cell>
          <table:table-cell table:style-name="ce26" office:value-type="string" calcext:value-type="string">
            <text:p>HP0</text:p>
          </table:table-cell>
          <table:table-cell table:style-name="ce8" table:formula="of:=[.C2]*[.C4]/1000000" office:value-type="float" office:value="400" calcext:value-type="float">
            <text:p>400</text:p>
          </table:table-cell>
          <table:table-cell table:number-columns-repeated="2" office:value-type="float" office:value="399.9879" calcext:value-type="float">
            <text:p>399.9879</text:p>
          </table:table-cell>
          <table:table-cell office:value-type="float" office:value="399.9892" calcext:value-type="float">
            <text:p>399.9892</text:p>
          </table:table-cell>
          <table:table-cell office:value-type="float" office:value="0.0001" calcext:value-type="float">
            <text:p>0.0001</text:p>
          </table:table-cell>
          <table:table-cell table:style-name="ce19" table:formula="of:=[.D13]/[.C13]" office:value-type="percentage" office:value="0.99996975" calcext:value-type="percentage">
            <text:p>99.9970%</text:p>
          </table:table-cell>
          <table:table-cell table:formula="of:=[.I2]*[.C4]/1000000" office:value-type="float" office:value="800" calcext:value-type="float">
            <text:p>800</text:p>
          </table:table-cell>
          <table:table-cell office:value-type="float" office:value="799.9564" calcext:value-type="float">
            <text:p>799.9564</text:p>
          </table:table-cell>
          <table:table-cell table:style-name="ce10" office:value-type="float" office:value="799.9499" calcext:value-type="float">
            <text:p>799.9499</text:p>
          </table:table-cell>
          <table:table-cell table:style-name="ce10" office:value-type="float" office:value="799.9566" calcext:value-type="float">
            <text:p>799.9566</text:p>
          </table:table-cell>
          <table:table-cell table:style-name="ce10" office:value-type="float" office:value="0.0012" calcext:value-type="float">
            <text:p>0.0012</text:p>
          </table:table-cell>
          <table:table-cell table:style-name="ce19" table:formula="of:=[.J13]/[.I13]" office:value-type="percentage" office:value="0.9999455" calcext:value-type="percentage">
            <text:p>99.9946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13]*2" office:value-type="float" office:value="800" calcext:value-type="float">
            <text:p>800</text:p>
          </table:table-cell>
          <table:table-cell office:value-type="float" office:value="799.9615" calcext:value-type="float">
            <text:p>799.9615</text:p>
          </table:table-cell>
          <table:table-cell office:value-type="float" office:value="799.9583" calcext:value-type="float">
            <text:p>799.9583</text:p>
          </table:table-cell>
          <table:table-cell office:value-type="float" office:value="799.9618" calcext:value-type="float">
            <text:p>799.9618</text:p>
          </table:table-cell>
          <table:table-cell office:value-type="float" office:value="0.0006" calcext:value-type="float">
            <text:p>0.0006</text:p>
          </table:table-cell>
          <table:table-cell table:style-name="ce20" table:formula="of:=[.D14]/[.C14]" office:value-type="percentage" office:value="0.999951875" calcext:value-type="percentage">
            <text:p>99.9952%</text:p>
          </table:table-cell>
          <table:table-cell table:formula="of:=[.I13]*2" office:value-type="float" office:value="1600" calcext:value-type="float">
            <text:p>1600</text:p>
          </table:table-cell>
          <table:table-cell office:value-type="float" office:value="1599.8445" calcext:value-type="float">
            <text:p>1599.8445</text:p>
          </table:table-cell>
          <table:table-cell table:style-name="ce10" office:value-type="float" office:value="1599.8292" calcext:value-type="float">
            <text:p>1599.8292</text:p>
          </table:table-cell>
          <table:table-cell table:style-name="ce10" office:value-type="float" office:value="1599.8448" calcext:value-type="float">
            <text:p>1599.8448</text:p>
          </table:table-cell>
          <table:table-cell table:style-name="ce10" office:value-type="float" office:value="0.0018" calcext:value-type="float">
            <text:p>0.0018</text:p>
          </table:table-cell>
          <table:table-cell table:style-name="ce20" table:formula="of:=[.J14]/[.I14]" office:value-type="percentage" office:value="0.9999028125" calcext:value-type="percentage">
            <text:p>99.9903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2</text:p>
          </table:table-cell>
          <table:table-cell table:style-name="ce8" table:formula="of:=[.C13]*2" office:value-type="float" office:value="800" calcext:value-type="float">
            <text:p>800</text:p>
          </table:table-cell>
          <table:table-cell office:value-type="float" office:value="799.9614" calcext:value-type="float">
            <text:p>799.9614</text:p>
          </table:table-cell>
          <table:table-cell office:value-type="float" office:value="799.9583" calcext:value-type="float">
            <text:p>799.9583</text:p>
          </table:table-cell>
          <table:table-cell office:value-type="float" office:value="799.9616" calcext:value-type="float">
            <text:p>799.9616</text:p>
          </table:table-cell>
          <table:table-cell office:value-type="float" office:value="0.0006" calcext:value-type="float">
            <text:p>0.0006</text:p>
          </table:table-cell>
          <table:table-cell table:style-name="ce20" table:formula="of:=[.D15]/[.C15]" office:value-type="percentage" office:value="0.99995175" calcext:value-type="percentage">
            <text:p>99.9952%</text:p>
          </table:table-cell>
          <table:table-cell table:formula="of:=[.I13]*2" office:value-type="float" office:value="1600" calcext:value-type="float">
            <text:p>1600</text:p>
          </table:table-cell>
          <table:table-cell office:value-type="float" office:value="1599.8447" calcext:value-type="float">
            <text:p>1599.8447</text:p>
          </table:table-cell>
          <table:table-cell table:style-name="ce10" office:value-type="float" office:value="1599.8319" calcext:value-type="float">
            <text:p>1599.8319</text:p>
          </table:table-cell>
          <table:table-cell table:style-name="ce10" office:value-type="float" office:value="1599.846" calcext:value-type="float">
            <text:p>1599.846</text:p>
          </table:table-cell>
          <table:table-cell office:value-type="float" office:value="0.0016" calcext:value-type="float">
            <text:p>0.0016</text:p>
          </table:table-cell>
          <table:table-cell table:style-name="ce20" table:formula="of:=[.J15]/[.I15]" office:value-type="percentage" office:value="0.9999029375" calcext:value-type="percentage">
            <text:p>99.9903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</text:p>
          </table:table-cell>
          <table:table-cell table:style-name="ce8" table:formula="of:=[.C13]*3" office:value-type="float" office:value="1200" calcext:value-type="float">
            <text:p>1200</text:p>
          </table:table-cell>
          <table:table-cell office:value-type="float" office:value="1199.9147" calcext:value-type="float">
            <text:p>1199.9147</text:p>
          </table:table-cell>
          <table:table-cell office:value-type="float" office:value="1199.91" calcext:value-type="float">
            <text:p>1199.91</text:p>
          </table:table-cell>
          <table:table-cell office:value-type="float" office:value="1199.9189" calcext:value-type="float">
            <text:p>1199.9189</text:p>
          </table:table-cell>
          <table:table-cell office:value-type="float" office:value="0.001" calcext:value-type="float">
            <text:p>0.001</text:p>
          </table:table-cell>
          <table:table-cell table:style-name="ce20" table:formula="of:=[.D16]/[.C16]" office:value-type="percentage" office:value="0.999928916666667" calcext:value-type="percentage">
            <text:p>99.9929%</text:p>
          </table:table-cell>
          <table:table-cell table:formula="of:=[.I13]*3" office:value-type="float" office:value="2400" calcext:value-type="float">
            <text:p>2400</text:p>
          </table:table-cell>
          <table:table-cell office:value-type="float" office:value="2399.6593" calcext:value-type="float">
            <text:p>2399.6593</text:p>
          </table:table-cell>
          <table:table-cell table:style-name="ce10" office:value-type="float" office:value="2399.6391" calcext:value-type="float">
            <text:p>2399.6391</text:p>
          </table:table-cell>
          <table:table-cell table:style-name="ce10" office:value-type="float" office:value="2399.6632" calcext:value-type="float">
            <text:p>2399.6632</text:p>
          </table:table-cell>
          <table:table-cell office:value-type="float" office:value="0.0054" calcext:value-type="float">
            <text:p>0.0054</text:p>
          </table:table-cell>
          <table:table-cell table:style-name="ce20" table:formula="of:=[.J16]/[.I16]" office:value-type="percentage" office:value="0.999858041666667" calcext:value-type="percentage">
            <text:p>99.9858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, HP3</text:p>
          </table:table-cell>
          <table:table-cell table:style-name="ce9" table:formula="of:=[.C13]*4" office:value-type="float" office:value="1600" calcext:value-type="float">
            <text:p>1600</text:p>
          </table:table-cell>
          <table:table-cell table:style-name="ce15" office:value-type="float" office:value="1599.8511" calcext:value-type="float">
            <text:p>1599.8511</text:p>
          </table:table-cell>
          <table:table-cell table:style-name="ce15" office:value-type="float" office:value="1599.8489" calcext:value-type="float">
            <text:p>1599.8489</text:p>
          </table:table-cell>
          <table:table-cell table:style-name="ce15" office:value-type="float" office:value="1599.8521" calcext:value-type="float">
            <text:p>1599.8521</text:p>
          </table:table-cell>
          <table:table-cell table:style-name="ce15" office:value-type="float" office:value="0.0002" calcext:value-type="float">
            <text:p>0.0002</text:p>
          </table:table-cell>
          <table:table-cell table:style-name="ce21" table:formula="of:=[.D17]/[.C17]" office:value-type="percentage" office:value="0.9999069375" calcext:value-type="percentage">
            <text:p>99.9907%</text:p>
          </table:table-cell>
          <table:table-cell table:style-name="ce15" table:formula="of:=[.I13]*4" office:value-type="float" office:value="3200" calcext:value-type="float">
            <text:p>3200</text:p>
          </table:table-cell>
          <table:table-cell table:style-name="ce15" office:value-type="float" office:value="3184.8667" calcext:value-type="float">
            <text:p>3184.8667</text:p>
          </table:table-cell>
          <table:table-cell table:style-name="ce15" office:value-type="float" office:value="3103.5694" calcext:value-type="float">
            <text:p>3103.5694</text:p>
          </table:table-cell>
          <table:table-cell table:style-name="ce15" office:value-type="float" office:value="3199.3846" calcext:value-type="float">
            <text:p>3199.3846</text:p>
          </table:table-cell>
          <table:table-cell table:style-name="ce15" office:value-type="float" office:value="16.7246" calcext:value-type="float">
            <text:p>16.7246</text:p>
          </table:table-cell>
          <table:table-cell table:style-name="ce21" table:formula="of:=[.J17]/[.I17]" office:value-type="percentage" office:value="0.99527084375" calcext:value-type="percentage">
            <text:p>99.5271%</text:p>
          </table:table-cell>
          <table:table-cell table:style-name="ce10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PL2PS</text:p>
          </table:table-cell>
          <table:table-cell table:style-name="ce26" office:value-type="string" calcext:value-type="string">
            <text:p>HP0</text:p>
          </table:table-cell>
          <table:table-cell table:style-name="ce8" table:formula="of:=[.C2]*[.C4]/1000000" office:value-type="float" office:value="400" calcext:value-type="float">
            <text:p>400</text:p>
          </table:table-cell>
          <table:table-cell office:value-type="float" office:value="399.9942" calcext:value-type="float">
            <text:p>399.9942</text:p>
          </table:table-cell>
          <table:table-cell office:value-type="float" office:value="399.9864" calcext:value-type="float">
            <text:p>399.9864</text:p>
          </table:table-cell>
          <table:table-cell office:value-type="float" office:value="400" calcext:value-type="float">
            <text:p>400</text:p>
          </table:table-cell>
          <table:table-cell office:value-type="float" office:value="0.0078" calcext:value-type="float">
            <text:p>0.0078</text:p>
          </table:table-cell>
          <table:table-cell table:style-name="ce19" table:formula="of:=[.D18]/[.C18]" office:value-type="percentage" office:value="0.9999855" calcext:value-type="percentage">
            <text:p>99.9986%</text:p>
          </table:table-cell>
          <table:table-cell table:formula="of:=[.I2]*[.C4]/1000000" office:value-type="float" office:value="800" calcext:value-type="float">
            <text:p>800</text:p>
          </table:table-cell>
          <table:table-cell office:value-type="float" office:value="799.9792" calcext:value-type="float">
            <text:p>799.9792</text:p>
          </table:table-cell>
          <table:table-cell table:style-name="ce10" office:value-type="float" office:value="799.9488" calcext:value-type="float">
            <text:p>799.9488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0.0286" calcext:value-type="float">
            <text:p>0.0286</text:p>
          </table:table-cell>
          <table:table-cell table:style-name="ce20" table:formula="of:=[.J18]/[.I18]" office:value-type="percentage" office:value="0.999974" calcext:value-type="percentage">
            <text:p>99.9974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18]*2" office:value-type="float" office:value="800" calcext:value-type="float">
            <text:p>800</text:p>
          </table:table-cell>
          <table:table-cell office:value-type="float" office:value="799.9797" calcext:value-type="float">
            <text:p>799.9797</text:p>
          </table:table-cell>
          <table:table-cell office:value-type="float" office:value="799.957" calcext:value-type="float">
            <text:p>799.957</text:p>
          </table:table-cell>
          <table:table-cell office:value-type="float" office:value="800" calcext:value-type="float">
            <text:p>800</text:p>
          </table:table-cell>
          <table:table-cell office:value-type="float" office:value="0.0229" calcext:value-type="float">
            <text:p>0.0229</text:p>
          </table:table-cell>
          <table:table-cell table:style-name="ce20" table:formula="of:=[.D19]/[.C19]" office:value-type="percentage" office:value="0.999974625" calcext:value-type="percentage">
            <text:p>99.9975%</text:p>
          </table:table-cell>
          <table:table-cell table:formula="of:=[.I18]*2" office:value-type="float" office:value="1600" calcext:value-type="float">
            <text:p>1600</text:p>
          </table:table-cell>
          <table:table-cell office:value-type="float" office:value="1599.9176" calcext:value-type="float">
            <text:p>1599.9176</text:p>
          </table:table-cell>
          <table:table-cell table:style-name="ce10" office:value-type="float" office:value="1599.8264" calcext:value-type="float">
            <text:p>1599.8264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0.0917" calcext:value-type="float">
            <text:p>0.0917</text:p>
          </table:table-cell>
          <table:table-cell table:style-name="ce20" table:formula="of:=[.J19]/[.I19]" office:value-type="percentage" office:value="0.9999485" calcext:value-type="percentage">
            <text:p>99.9949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2</text:p>
          </table:table-cell>
          <table:table-cell table:style-name="ce8" table:formula="of:=[.C18]*2" office:value-type="float" office:value="800" calcext:value-type="float">
            <text:p>800</text:p>
          </table:table-cell>
          <table:table-cell office:value-type="float" office:value="799.9803" calcext:value-type="float">
            <text:p>799.9803</text:p>
          </table:table-cell>
          <table:table-cell office:value-type="float" office:value="799.9574" calcext:value-type="float">
            <text:p>799.9574</text:p>
          </table:table-cell>
          <table:table-cell office:value-type="float" office:value="800" calcext:value-type="float">
            <text:p>800</text:p>
          </table:table-cell>
          <table:table-cell office:value-type="float" office:value="0.0228" calcext:value-type="float">
            <text:p>0.0228</text:p>
          </table:table-cell>
          <table:table-cell table:style-name="ce20" table:formula="of:=[.D20]/[.C20]" office:value-type="percentage" office:value="0.999975375" calcext:value-type="percentage">
            <text:p>99.9975%</text:p>
          </table:table-cell>
          <table:table-cell table:formula="of:=[.I18]*2" office:value-type="float" office:value="1600" calcext:value-type="float">
            <text:p>1600</text:p>
          </table:table-cell>
          <table:table-cell office:value-type="float" office:value="1599.9195" calcext:value-type="float">
            <text:p>1599.9195</text:p>
          </table:table-cell>
          <table:table-cell table:style-name="ce10" office:value-type="float" office:value="1599.8287" calcext:value-type="float">
            <text:p>1599.8287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0.0914" calcext:value-type="float">
            <text:p>0.0914</text:p>
          </table:table-cell>
          <table:table-cell table:style-name="ce20" table:formula="of:=[.J20]/[.I20]" office:value-type="percentage" office:value="0.9999496875" calcext:value-type="percentage">
            <text:p>99.9950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</text:p>
          </table:table-cell>
          <table:table-cell table:style-name="ce8" table:formula="of:=[.C18]*3" office:value-type="float" office:value="1200" calcext:value-type="float">
            <text:p>1200</text:p>
          </table:table-cell>
          <table:table-cell office:value-type="float" office:value="1199.9569" calcext:value-type="float">
            <text:p>1199.9569</text:p>
          </table:table-cell>
          <table:table-cell office:value-type="float" office:value="1199.9075" calcext:value-type="float">
            <text:p>1199.9075</text:p>
          </table:table-cell>
          <table:table-cell office:value-type="float" office:value="1200" calcext:value-type="float">
            <text:p>1200</text:p>
          </table:table-cell>
          <table:table-cell office:value-type="float" office:value="0.0493" calcext:value-type="float">
            <text:p>0.0493</text:p>
          </table:table-cell>
          <table:table-cell table:style-name="ce20" table:formula="of:=[.D21]/[.C21]" office:value-type="percentage" office:value="0.999964083333333" calcext:value-type="percentage">
            <text:p>99.9964%</text:p>
          </table:table-cell>
          <table:table-cell table:formula="of:=[.I18]*3" office:value-type="float" office:value="2400" calcext:value-type="float">
            <text:p>2400</text:p>
          </table:table-cell>
          <table:table-cell office:value-type="float" office:value="2399.8293" calcext:value-type="float">
            <text:p>2399.8293</text:p>
          </table:table-cell>
          <table:table-cell table:style-name="ce10" office:value-type="float" office:value="2399.6333" calcext:value-type="float">
            <text:p>2399.6333</text:p>
          </table:table-cell>
          <table:table-cell table:style-name="ce10" office:value-type="float" office:value="2400" calcext:value-type="float">
            <text:p>2400</text:p>
          </table:table-cell>
          <table:table-cell table:style-name="ce10" office:value-type="float" office:value="0.1895" calcext:value-type="float">
            <text:p>0.1895</text:p>
          </table:table-cell>
          <table:table-cell table:style-name="ce20" table:formula="of:=[.J21]/[.I21]" office:value-type="percentage" office:value="0.999928875" calcext:value-type="percentage">
            <text:p>99.9929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, HP2, HP3</text:p>
          </table:table-cell>
          <table:table-cell table:style-name="ce9" table:formula="of:=[.C18]*4" office:value-type="float" office:value="1600" calcext:value-type="float">
            <text:p>1600</text:p>
          </table:table-cell>
          <table:table-cell table:style-name="ce15" office:value-type="float" office:value="1599.9258" calcext:value-type="float">
            <text:p>1599.9258</text:p>
          </table:table-cell>
          <table:table-cell table:style-name="ce15" office:value-type="float" office:value="1599.8465" calcext:value-type="float">
            <text:p>1599.8465</text:p>
          </table:table-cell>
          <table:table-cell table:style-name="ce15" office:value-type="float" office:value="1600" calcext:value-type="float">
            <text:p>1600</text:p>
          </table:table-cell>
          <table:table-cell table:style-name="ce15" office:value-type="float" office:value="0.08" calcext:value-type="float">
            <text:p>0.08</text:p>
          </table:table-cell>
          <table:table-cell table:style-name="ce21" table:formula="of:=[.D22]/[.C22]" office:value-type="percentage" office:value="0.999953625" calcext:value-type="percentage">
            <text:p>99.9954%</text:p>
          </table:table-cell>
          <table:table-cell table:style-name="ce15" table:formula="of:=[.I18]*4" office:value-type="float" office:value="3200" calcext:value-type="float">
            <text:p>3200</text:p>
          </table:table-cell>
          <table:table-cell table:style-name="ce15" office:value-type="float" office:value="3199.703" calcext:value-type="float">
            <text:p>3199.703</text:p>
          </table:table-cell>
          <table:table-cell table:style-name="ce15" office:value-type="float" office:value="3199.3858" calcext:value-type="float">
            <text:p>3199.3858</text:p>
          </table:table-cell>
          <table:table-cell table:style-name="ce15" office:value-type="float" office:value="3200" calcext:value-type="float">
            <text:p>3200</text:p>
          </table:table-cell>
          <table:table-cell table:style-name="ce15" office:value-type="float" office:value="0.317" calcext:value-type="float">
            <text:p>0.317</text:p>
          </table:table-cell>
          <table:table-cell table:style-name="ce21" table:formula="of:=[.J22]/[.I22]" office:value-type="percentage" office:value="0.9999071875" calcext:value-type="percentage">
            <text:p>99.9907%</text:p>
          </table:table-cell>
          <table:table-cell table:style-name="ce10"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 table:number-columns-spanned="2" table:number-rows-spanned="1">
            <text:p>Limited by DDR transfer rate</text:p>
          </table:table-cell>
          <table:covered-table-cell/>
          <table:table-cell table:number-columns-repeated="1021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ress@150MHz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0"/>
        <table:table-column table:style-name="co7" table:default-cell-style-name="ce10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ce22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 table:number-columns-spanned="1" table:number-rows-spanned="7">
            <text:p>MODE</text:p>
          </table:table-cell>
          <table:table-cell table:style-name="ce5"/>
          <table:table-cell table:style-name="ce4" office:value-type="string" calcext:value-type="string" table:number-columns-spanned="6" table:number-rows-spanned="1">
            <text:p>BANDWIDTH [MB/s]</text:p>
          </table:table-cell>
          <table:covered-table-cell table:style-name="ce5"/>
          <table:covered-table-cell table:number-columns-repeated="3" table:style-name="ce11"/>
          <table:covered-table-cell table:style-name="ce16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 WIDTH [B]</text:p>
          </table:table-cell>
          <table:table-cell table:style-name="ce4" office:value-type="float" office:value="8" calcext:value-type="float" table:number-columns-spanned="6" table:number-rows-spanned="1">
            <text:p>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TRANSFER BLOCK SIZE [MB]</text:p>
          </table:table-cell>
          <table:table-cell table:style-name="ce4" office:value-type="float" office:value="32" calcext:value-type="float" table:number-columns-spanned="6" table:number-rows-spanned="1">
            <text:p>32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FREQUENCY [Hz]</text:p>
          </table:table-cell>
          <table:table-cell table:style-name="ce6" office:value-type="float" office:value="150000000" calcext:value-type="float" table:number-columns-spanned="6" table:number-rows-spanned="1">
            <text:p>1.50E+0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N RUNS</text:p>
          </table:table-cell>
          <table:table-cell table:style-name="ce4" office:value-type="float" office:value="200" calcext:value-type="float" table:number-columns-spanned="6" table:number-rows-spanned="1">
            <text:p>20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3"/>
          <table:table-cell table:style-name="Default"/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25"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CHANNELS</text:p>
          </table:table-cell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27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5">
            <text:p>PS2PL</text:p>
          </table:table-cell>
          <table:table-cell table:style-name="ce26" office:value-type="string" calcext:value-type="string">
            <text:p>HP0</text:p>
          </table:table-cell>
          <table:table-cell table:style-name="ce7" table:formula="of:=[.C2]*[.C4]/1000000" office:value-type="float" office:value="1200" calcext:value-type="float">
            <text:p>1200</text:p>
          </table:table-cell>
          <table:table-cell table:style-name="ce12" office:value-type="float" office:value="1199.9124" calcext:value-type="float">
            <text:p>1199.9124</text:p>
          </table:table-cell>
          <table:table-cell table:style-name="ce12" office:value-type="float" office:value="1199.9116" calcext:value-type="float">
            <text:p>1199.9116</text:p>
          </table:table-cell>
          <table:table-cell table:style-name="ce12" office:value-type="float" office:value="1199.9181" calcext:value-type="float">
            <text:p>1199.918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9" table:formula="of:=[.D8]/[.C8]" office:value-type="percentage" office:value="0.999927" calcext:value-type="percentage">
            <text:p>99.9927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HP0, HP1</text:p>
          </table:table-cell>
          <table:table-cell table:style-name="ce8" table:formula="of:=[.C8]*2" office:value-type="float" office:value="2400" calcext:value-type="float">
            <text:p>2400</text:p>
          </table:table-cell>
          <table:table-cell office:value-type="float" office:value="2393.3869" calcext:value-type="float">
            <text:p>2393.3869</text:p>
          </table:table-cell>
          <table:table-cell table:style-name="ce10" office:value-type="float" office:value="2371.0206" calcext:value-type="float">
            <text:p>2371.0206</text:p>
          </table:table-cell>
          <table:table-cell table:style-name="ce10" office:value-type="float" office:value="2397.0233" calcext:value-type="float">
            <text:p>2397.0233</text:p>
          </table:table-cell>
          <table:table-cell table:style-name="ce10" office:value-type="float" office:value="2.3698" calcext:value-type="float">
            <text:p>2.3698</text:p>
          </table:table-cell>
          <table:table-cell table:style-name="ce20" table:formula="of:=[.D9]/[.C9]" office:value-type="percentage" office:value="0.997244541666667" calcext:value-type="percentage">
            <text:p>99.7245%</text:p>
          </table:table-cell>
          <table:table-cell table:number-columns-repeated="1009"/>
        </table:table-row>
        <table:table-row table:style-name="ro1">
          <table:covered-table-cell/>
          <table:table-cell table:style-name="ce26" office:value-type="string" calcext:value-type="string">
            <text:p>HP0, HP2</text:p>
          </table:table-cell>
          <table:table-cell table:style-name="ce8" table:formula="of:=[.C8]*2" office:value-type="float" office:value="2400" calcext:value-type="float">
            <text:p>2400</text:p>
          </table:table-cell>
          <table:table-cell office:value-type="float" office:value="2396.5226" calcext:value-type="float">
            <text:p>2396.5226</text:p>
          </table:table-cell>
          <table:table-cell table:style-name="ce10" office:value-type="float" office:value="2396.0724" calcext:value-type="float">
            <text:p>2396.0724</text:p>
          </table:table-cell>
          <table:table-cell table:style-name="ce10" office:value-type="float" office:value="2398.1316" calcext:value-type="float">
            <text:p>2398.1316</text:p>
          </table:table-cell>
          <table:table-cell table:style-name="ce10" office:value-type="float" office:value="0.273" calcext:value-type="float">
            <text:p>0.273</text:p>
          </table:table-cell>
          <table:table-cell table:style-name="ce20" table:formula="of:=[.D10]/[.C10]" office:value-type="percentage" office:value="0.998551083333333" calcext:value-type="percentage">
            <text:p>99.8551%</text:p>
          </table:table-cell>
          <table:table-cell table:number-columns-repeated="1009"/>
        </table:table-row>
        <table:table-row table:style-name="ro1">
          <table:covered-table-cell/>
          <table:table-cell table:style-name="ce26" office:value-type="string" calcext:value-type="string">
            <text:p>HP0, HP1, HP2</text:p>
          </table:table-cell>
          <table:table-cell table:style-name="ce8" table:formula="of:=[.C8]*3" office:value-type="float" office:value="3600" calcext:value-type="float">
            <text:p>3600</text:p>
          </table:table-cell>
          <table:table-cell office:value-type="float" office:value="3448.3337" calcext:value-type="float">
            <text:p>3448.3337</text:p>
          </table:table-cell>
          <table:table-cell office:value-type="float" office:value="3413.0752" calcext:value-type="float">
            <text:p>3413.0752</text:p>
          </table:table-cell>
          <table:table-cell office:value-type="float" office:value="3510.9031" calcext:value-type="float">
            <text:p>3510.9031</text:p>
          </table:table-cell>
          <table:table-cell office:value-type="float" office:value="11.2324" calcext:value-type="float">
            <text:p>11.2324</text:p>
          </table:table-cell>
          <table:table-cell table:style-name="ce20" table:formula="of:=[.D11]/[.C11]" office:value-type="percentage" office:value="0.957870472222222" calcext:value-type="percentage">
            <text:p>95.7870%</text:p>
          </table:table-cell>
          <table:table-cell table:number-columns-repeated="1009"/>
        </table:table-row>
        <table:table-row table:style-name="ro1">
          <table:covered-table-cell/>
          <table:table-cell table:style-name="ce26" office:value-type="string" calcext:value-type="string">
            <text:p>HP0, HP1, HP2, HP3</text:p>
          </table:table-cell>
          <table:table-cell table:style-name="ce9" office:value-type="float" office:value="4264" calcext:value-type="float">
            <text:p>4264</text:p>
          </table:table-cell>
          <table:table-cell table:style-name="ce15" office:value-type="float" office:value="3154.9657" calcext:value-type="float">
            <text:p>3154.9657</text:p>
          </table:table-cell>
          <table:table-cell table:style-name="ce15" office:value-type="float" office:value="2939.3258" calcext:value-type="float">
            <text:p>2939.3258</text:p>
          </table:table-cell>
          <table:table-cell table:style-name="ce15" office:value-type="float" office:value="4001.687" calcext:value-type="float">
            <text:p>4001.687</text:p>
          </table:table-cell>
          <table:table-cell table:style-name="ce15" office:value-type="float" office:value="133.1674" calcext:value-type="float">
            <text:p>133.1674</text:p>
          </table:table-cell>
          <table:table-cell table:style-name="ce21" table:formula="of:=[.D12]/[.C12]" office:value-type="percentage" office:value="0.739907528142589" calcext:value-type="percentage">
            <text:p>73.9908%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VarSize@100MHz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10"/>
        <table:table-column table:style-name="co7" table:default-cell-style-name="ce10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ce22"/>
        <table:table-column table:style-name="co1" table:number-columns-repeated="1009" table:default-cell-style-name="Default"/>
        <table:table-row table:style-name="ro1">
          <table:table-cell table:style-name="ce4" office:value-type="string" calcext:value-type="string" table:number-columns-spanned="1" table:number-rows-spanned="7">
            <text:p>MODE</text:p>
          </table:table-cell>
          <table:table-cell table:style-name="ce5"/>
          <table:table-cell table:style-name="ce4" office:value-type="string" calcext:value-type="string" table:number-columns-spanned="6" table:number-rows-spanned="1">
            <text:p>BANDWIDTH [MB/s]</text:p>
          </table:table-cell>
          <table:covered-table-cell table:style-name="ce5"/>
          <table:covered-table-cell table:number-columns-repeated="3" table:style-name="ce11"/>
          <table:covered-table-cell table:style-name="ce16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 WIDTH [B]</text:p>
          </table:table-cell>
          <table:table-cell table:style-name="ce4" office:value-type="float" office:value="8" calcext:value-type="float" table:number-columns-spanned="6" table:number-rows-spanned="1">
            <text:p>8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 table:number-columns-spanned="6" table:number-rows-spanned="1">
            <text:p>HP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FREQUENCY [Hz]</text:p>
          </table:table-cell>
          <table:table-cell table:style-name="ce4" table:formula="of:=100000000" office:value-type="float" office:value="100000000" calcext:value-type="float" table:number-columns-spanned="6" table:number-rows-spanned="1">
            <text:p>10000000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5"/>
          <table:table-cell table:style-name="ce4" office:value-type="string" calcext:value-type="string">
            <text:p>N RUNS</text:p>
          </table:table-cell>
          <table:table-cell table:style-name="ce4" office:value-type="float" office:value="200" calcext:value-type="float" table:number-columns-spanned="6" table:number-rows-spanned="1">
            <text:p>200</text:p>
          </table:table-cell>
          <table:covered-table-cell table:style-name="ce4"/>
          <table:covered-table-cell table:number-columns-repeated="3" table:style-name="ce26"/>
          <table:covered-table-cell table:style-name="ce43"/>
          <table:table-cell table:style-name="ce25" table:number-columns-repeated="1009"/>
        </table:table-row>
        <table:table-row table:style-name="ro1">
          <table:covered-table-cell table:style-name="ce3"/>
          <table:table-cell table:style-name="Default"/>
          <table:table-cell table:style-name="ce4" office:value-type="string" calcext:value-type="string" table:number-columns-spanned="1" table:number-rows-spanned="2">
            <text:p>EXPECTED</text:p>
          </table:table-cell>
          <table:table-cell table:style-name="ce4" office:value-type="string" calcext:value-type="string" table:number-columns-spanned="4" table:number-rows-spanned="1">
            <text:p>OBSERVED</text:p>
          </table:table-cell>
          <table:covered-table-cell table:number-columns-repeated="3" table:style-name="ce26"/>
          <table:table-cell table:style-name="ce18" office:value-type="string" calcext:value-type="string" table:number-columns-spanned="1" table:number-rows-spanned="2">
            <text:p>EFFICIENCY [%]</text:p>
          </table:table-cell>
          <table:table-cell table:style-name="ce25" table:number-columns-repeated="1009"/>
        </table:table-row>
        <table:table-row table:style-name="ro1">
          <table:covered-table-cell table:style-name="ce26"/>
          <table:table-cell table:style-name="ce26" office:value-type="string" calcext:value-type="string">
            <text:p>STREAM SIZE</text:p>
          </table:table-cell>
          <table:covered-table-cell table:style-name="ce26"/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INIMUM</text:p>
          </table:table-cell>
          <table:table-cell table:style-name="ce26" office:value-type="string" calcext:value-type="string">
            <text:p>MAXIMUM</text:p>
          </table:table-cell>
          <table:table-cell table:style-name="ce26" office:value-type="string" calcext:value-type="string">
            <text:p>DEVIATION</text:p>
          </table:table-cell>
          <table:covered-table-cell table:style-name="ce43"/>
          <table:table-cell table:style-name="ce27"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24">
            <text:p>DUPLEX</text:p>
          </table:table-cell>
          <table:table-cell table:style-name="ce50" office:value-type="float" office:value="4" calcext:value-type="float">
            <text:p>4</text:p>
          </table:table-cell>
          <table:table-cell table:style-name="ce7" office:value-type="float" office:value="1600" calcext:value-type="float">
            <text:p>1600</text:p>
          </table:table-cell>
          <table:table-cell table:style-name="ce12" office:value-type="float" office:value="1.6997" calcext:value-type="float">
            <text:p>1.6997</text:p>
          </table:table-cell>
          <table:table-cell table:style-name="ce12" office:value-type="float" office:value="1.672" calcext:value-type="float">
            <text:p>1.672</text:p>
          </table:table-cell>
          <table:table-cell table:style-name="ce12" office:value-type="float" office:value="1.7356" calcext:value-type="float">
            <text:p>1.7356</text:p>
          </table:table-cell>
          <table:table-cell table:style-name="ce12" office:value-type="float" office:value="0.0082" calcext:value-type="float">
            <text:p>0.0082</text:p>
          </table:table-cell>
          <table:table-cell table:style-name="ce19" table:formula="of:=[.D8]/[.C8]" office:value-type="percentage" office:value="0.0010623125" calcext:value-type="percentage">
            <text:p>0.1062%</text:p>
          </table:table-cell>
          <table:table-cell table:number-columns-repeated="1009"/>
        </table:table-row>
        <table:table-row table:style-name="ro1">
          <table:covered-table-cell table:style-name="ce26"/>
          <table:table-cell table:style-name="ce50" office:value-type="float" office:value="8" calcext:value-type="float">
            <text:p>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.3987" calcext:value-type="float">
            <text:p>3.3987</text:p>
          </table:table-cell>
          <table:table-cell office:value-type="float" office:value="3.2932" calcext:value-type="float">
            <text:p>3.2932</text:p>
          </table:table-cell>
          <table:table-cell office:value-type="float" office:value="3.4211" calcext:value-type="float">
            <text:p>3.4211</text:p>
          </table:table-cell>
          <table:table-cell office:value-type="float" office:value="0.017" calcext:value-type="float">
            <text:p>0.017</text:p>
          </table:table-cell>
          <table:table-cell table:style-name="ce20" table:formula="of:=[.D9]/[.C9]" office:value-type="percentage" office:value="0.0021241875" calcext:value-type="percentage">
            <text:p>0.2124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6" calcext:value-type="float">
            <text:p>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6.7978" calcext:value-type="float">
            <text:p>6.7978</text:p>
          </table:table-cell>
          <table:table-cell office:value-type="float" office:value="6.6158" calcext:value-type="float">
            <text:p>6.6158</text:p>
          </table:table-cell>
          <table:table-cell office:value-type="float" office:value="6.8421" calcext:value-type="float">
            <text:p>6.8421</text:p>
          </table:table-cell>
          <table:table-cell office:value-type="float" office:value="0.0329" calcext:value-type="float">
            <text:p>0.0329</text:p>
          </table:table-cell>
          <table:table-cell table:style-name="ce20" table:formula="of:=[.D10]/[.C10]" office:value-type="percentage" office:value="0.004248625" calcext:value-type="percentage">
            <text:p>0.4249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32" calcext:value-type="float">
            <text:p>3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3.5965" calcext:value-type="float">
            <text:p>13.5965</text:p>
          </table:table-cell>
          <table:table-cell office:value-type="float" office:value="13.3934" calcext:value-type="float">
            <text:p>13.3934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0.0625" calcext:value-type="float">
            <text:p>0.0625</text:p>
          </table:table-cell>
          <table:table-cell table:style-name="ce20" table:formula="of:=[.D11]/[.C11]" office:value-type="percentage" office:value="0.0084978125" calcext:value-type="percentage">
            <text:p>0.8498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64" calcext:value-type="float">
            <text:p>6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27.1922" calcext:value-type="float">
            <text:p>27.1922</text:p>
          </table:table-cell>
          <table:table-cell office:value-type="float" office:value="26.6838" calcext:value-type="float">
            <text:p>26.6838</text:p>
          </table:table-cell>
          <table:table-cell office:value-type="float" office:value="27.3684" calcext:value-type="float">
            <text:p>27.3684</text:p>
          </table:table-cell>
          <table:table-cell office:value-type="float" office:value="0.1265" calcext:value-type="float">
            <text:p>0.1265</text:p>
          </table:table-cell>
          <table:table-cell table:style-name="ce20" table:formula="of:=[.D12]/[.C12]" office:value-type="percentage" office:value="0.016995125" calcext:value-type="percentage">
            <text:p>1.6995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28" calcext:value-type="float">
            <text:p>12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50.8812" calcext:value-type="float">
            <text:p>50.8812</text:p>
          </table:table-cell>
          <table:table-cell office:value-type="float" office:value="47.8711" calcext:value-type="float">
            <text:p>47.8711</text:p>
          </table:table-cell>
          <table:table-cell office:value-type="float" office:value="51.3263" calcext:value-type="float">
            <text:p>51.3263</text:p>
          </table:table-cell>
          <table:table-cell office:value-type="float" office:value="0.3831" calcext:value-type="float">
            <text:p>0.3831</text:p>
          </table:table-cell>
          <table:table-cell table:style-name="ce20" table:formula="of:=[.D13]/[.C13]" office:value-type="percentage" office:value="0.03180075" calcext:value-type="percentage">
            <text:p>3.1801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56" calcext:value-type="float">
            <text:p>25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01.5225" calcext:value-type="float">
            <text:p>101.5225</text:p>
          </table:table-cell>
          <table:table-cell office:value-type="float" office:value="95.6872" calcext:value-type="float">
            <text:p>95.6872</text:p>
          </table:table-cell>
          <table:table-cell office:value-type="float" office:value="102.4" calcext:value-type="float">
            <text:p>102.4</text:p>
          </table:table-cell>
          <table:table-cell office:value-type="float" office:value="1.4736" calcext:value-type="float">
            <text:p>1.4736</text:p>
          </table:table-cell>
          <table:table-cell table:style-name="ce20" table:formula="of:=[.D14]/[.C14]" office:value-type="percentage" office:value="0.0634515625" calcext:value-type="percentage">
            <text:p>6.3452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512" calcext:value-type="float">
            <text:p>51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82.2729" calcext:value-type="float">
            <text:p>182.2729</text:p>
          </table:table-cell>
          <table:table-cell office:value-type="float" office:value="181.7586" calcext:value-type="float">
            <text:p>181.7586</text:p>
          </table:table-cell>
          <table:table-cell office:value-type="float" office:value="191.2644" calcext:value-type="float">
            <text:p>191.2644</text:p>
          </table:table-cell>
          <table:table-cell office:value-type="float" office:value="1.3168" calcext:value-type="float">
            <text:p>1.3168</text:p>
          </table:table-cell>
          <table:table-cell table:style-name="ce20" table:formula="of:=[.D15]/[.C15]" office:value-type="percentage" office:value="0.1139205625" calcext:value-type="percentage">
            <text:p>11.3921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024" calcext:value-type="float">
            <text:p>102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329.0341" calcext:value-type="float">
            <text:p>329.0341</text:p>
          </table:table-cell>
          <table:table-cell office:value-type="float" office:value="326.1146" calcext:value-type="float">
            <text:p>326.1146</text:p>
          </table:table-cell>
          <table:table-cell office:value-type="float" office:value="334.9774" calcext:value-type="float">
            <text:p>334.9774</text:p>
          </table:table-cell>
          <table:table-cell office:value-type="float" office:value="0.4697" calcext:value-type="float">
            <text:p>0.4697</text:p>
          </table:table-cell>
          <table:table-cell table:style-name="ce20" table:formula="of:=[.D16]/[.C16]" office:value-type="percentage" office:value="0.2056463125" calcext:value-type="percentage">
            <text:p>20.564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048" calcext:value-type="float">
            <text:p>204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551.388" calcext:value-type="float">
            <text:p>551.388</text:p>
          </table:table-cell>
          <table:table-cell office:value-type="float" office:value="542.0195" calcext:value-type="float">
            <text:p>542.0195</text:p>
          </table:table-cell>
          <table:table-cell office:value-type="float" office:value="551.9071" calcext:value-type="float">
            <text:p>551.9071</text:p>
          </table:table-cell>
          <table:table-cell office:value-type="float" office:value="0.707" calcext:value-type="float">
            <text:p>0.707</text:p>
          </table:table-cell>
          <table:table-cell table:style-name="ce20" table:formula="of:=[.D17]/[.C17]" office:value-type="percentage" office:value="0.3446175" calcext:value-type="percentage">
            <text:p>34.4618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4096" calcext:value-type="float">
            <text:p>409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832.36" calcext:value-type="float">
            <text:p>832.36</text:p>
          </table:table-cell>
          <table:table-cell office:value-type="float" office:value="808.9942" calcext:value-type="float">
            <text:p>808.9942</text:p>
          </table:table-cell>
          <table:table-cell office:value-type="float" office:value="833.824" calcext:value-type="float">
            <text:p>833.824</text:p>
          </table:table-cell>
          <table:table-cell office:value-type="float" office:value="5.7037" calcext:value-type="float">
            <text:p>5.7037</text:p>
          </table:table-cell>
          <table:table-cell table:style-name="ce20" table:formula="of:=[.D18]/[.C18]" office:value-type="percentage" office:value="0.520225" calcext:value-type="percentage">
            <text:p>52.0225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8192" calcext:value-type="float">
            <text:p>819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076.1281" calcext:value-type="float">
            <text:p>1076.1281</text:p>
          </table:table-cell>
          <table:table-cell office:value-type="float" office:value="1072.2513" calcext:value-type="float">
            <text:p>1072.2513</text:p>
          </table:table-cell>
          <table:table-cell office:value-type="float" office:value="1076.152" calcext:value-type="float">
            <text:p>1076.152</text:p>
          </table:table-cell>
          <table:table-cell office:value-type="float" office:value="0.2816" calcext:value-type="float">
            <text:p>0.2816</text:p>
          </table:table-cell>
          <table:table-cell table:style-name="ce20" table:formula="of:=[.D19]/[.C19]" office:value-type="percentage" office:value="0.6725800625" calcext:value-type="percentage">
            <text:p>67.2580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6384" calcext:value-type="float">
            <text:p>1638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288.8095" calcext:value-type="float">
            <text:p>1288.8095</text:p>
          </table:table-cell>
          <table:table-cell office:value-type="float" office:value="1284.0125" calcext:value-type="float">
            <text:p>1284.0125</text:p>
          </table:table-cell>
          <table:table-cell office:value-type="float" office:value="1289.6101" calcext:value-type="float">
            <text:p>1289.6101</text:p>
          </table:table-cell>
          <table:table-cell office:value-type="float" office:value="0.3445" calcext:value-type="float">
            <text:p>0.3445</text:p>
          </table:table-cell>
          <table:table-cell table:style-name="ce20" table:formula="of:=[.D20]/[.C20]" office:value-type="percentage" office:value="0.8055059375" calcext:value-type="percentage">
            <text:p>80.550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32768" calcext:value-type="float">
            <text:p>3276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430.1331" calcext:value-type="float">
            <text:p>1430.1331</text:p>
          </table:table-cell>
          <table:table-cell office:value-type="float" office:value="1427.0821" calcext:value-type="float">
            <text:p>1427.0821</text:p>
          </table:table-cell>
          <table:table-cell office:value-type="float" office:value="1430.1484" calcext:value-type="float">
            <text:p>1430.1484</text:p>
          </table:table-cell>
          <table:table-cell office:value-type="float" office:value="0.2163" calcext:value-type="float">
            <text:p>0.2163</text:p>
          </table:table-cell>
          <table:table-cell table:style-name="ce20" table:formula="of:=[.D21]/[.C21]" office:value-type="percentage" office:value="0.8938331875" calcext:value-type="percentage">
            <text:p>89.3833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65536" calcext:value-type="float">
            <text:p>6553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12.6376" calcext:value-type="float">
            <text:p>1512.6376</text:p>
          </table:table-cell>
          <table:table-cell office:value-type="float" office:value="1507.8546" calcext:value-type="float">
            <text:p>1507.8546</text:p>
          </table:table-cell>
          <table:table-cell office:value-type="float" office:value="1513.1034" calcext:value-type="float">
            <text:p>1513.1034</text:p>
          </table:table-cell>
          <table:table-cell office:value-type="float" office:value="1.4605" calcext:value-type="float">
            <text:p>1.4605</text:p>
          </table:table-cell>
          <table:table-cell table:style-name="ce20" table:formula="of:=[.D22]/[.C22]" office:value-type="percentage" office:value="0.9453985" calcext:value-type="percentage">
            <text:p>94.5399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31072" calcext:value-type="float">
            <text:p>13107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52.7713" calcext:value-type="float">
            <text:p>1552.7713</text:p>
          </table:table-cell>
          <table:table-cell office:value-type="float" office:value="1552.7593" calcext:value-type="float">
            <text:p>1552.7593</text:p>
          </table:table-cell>
          <table:table-cell office:value-type="float" office:value="1554.9983" calcext:value-type="float">
            <text:p>1554.9983</text:p>
          </table:table-cell>
          <table:table-cell office:value-type="float" office:value="0.1582" calcext:value-type="float">
            <text:p>0.1582</text:p>
          </table:table-cell>
          <table:table-cell table:style-name="ce20" table:formula="of:=[.D23]/[.C23]" office:value-type="percentage" office:value="0.9704820625" calcext:value-type="percentage">
            <text:p>97.0482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62144" calcext:value-type="float">
            <text:p>26214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76.2129" calcext:value-type="float">
            <text:p>1576.2129</text:p>
          </table:table-cell>
          <table:table-cell office:value-type="float" office:value="1575.676" calcext:value-type="float">
            <text:p>1575.676</text:p>
          </table:table-cell>
          <table:table-cell office:value-type="float" office:value="1576.2882" calcext:value-type="float">
            <text:p>1576.2882</text:p>
          </table:table-cell>
          <table:table-cell office:value-type="float" office:value="0.0384" calcext:value-type="float">
            <text:p>0.0384</text:p>
          </table:table-cell>
          <table:table-cell table:style-name="ce20" table:formula="of:=[.D24]/[.C24]" office:value-type="percentage" office:value="0.9851330625" calcext:value-type="percentage">
            <text:p>98.5133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524288" calcext:value-type="float">
            <text:p>52428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88.2015" calcext:value-type="float">
            <text:p>1588.2015</text:p>
          </table:table-cell>
          <table:table-cell office:value-type="float" office:value="1587.486" calcext:value-type="float">
            <text:p>1587.486</text:p>
          </table:table-cell>
          <table:table-cell office:value-type="float" office:value="1588.211" calcext:value-type="float">
            <text:p>1588.211</text:p>
          </table:table-cell>
          <table:table-cell office:value-type="float" office:value="0.075" calcext:value-type="float">
            <text:p>0.075</text:p>
          </table:table-cell>
          <table:table-cell table:style-name="ce20" table:formula="of:=[.D25]/[.C25]" office:value-type="percentage" office:value="0.9926259375" calcext:value-type="percentage">
            <text:p>99.262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048576" calcext:value-type="float">
            <text:p>104857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4.106" calcext:value-type="float">
            <text:p>1594.106</text:p>
          </table:table-cell>
          <table:table-cell office:value-type="float" office:value="1593.9122" calcext:value-type="float">
            <text:p>1593.9122</text:p>
          </table:table-cell>
          <table:table-cell office:value-type="float" office:value="1594.2776" calcext:value-type="float">
            <text:p>1594.2776</text:p>
          </table:table-cell>
          <table:table-cell office:value-type="float" office:value="0.1809" calcext:value-type="float">
            <text:p>0.1809</text:p>
          </table:table-cell>
          <table:table-cell table:style-name="ce20" table:formula="of:=[.D26]/[.C26]" office:value-type="percentage" office:value="0.99631625" calcext:value-type="percentage">
            <text:p>99.631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2097152" calcext:value-type="float">
            <text:p>2097152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6.9658" calcext:value-type="float">
            <text:p>1596.9658</text:p>
          </table:table-cell>
          <table:table-cell office:value-type="float" office:value="1596.9634" calcext:value-type="float">
            <text:p>1596.9634</text:p>
          </table:table-cell>
          <table:table-cell office:value-type="float" office:value="1597.1412" calcext:value-type="float">
            <text:p>1597.1412</text:p>
          </table:table-cell>
          <table:table-cell office:value-type="float" office:value="0.0191" calcext:value-type="float">
            <text:p>0.0191</text:p>
          </table:table-cell>
          <table:table-cell table:style-name="ce20" table:formula="of:=[.D27]/[.C27]" office:value-type="percentage" office:value="0.998103625" calcext:value-type="percentage">
            <text:p>99.8104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4194304" calcext:value-type="float">
            <text:p>4194304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8.4907" calcext:value-type="float">
            <text:p>1598.4907</text:p>
          </table:table-cell>
          <table:table-cell office:value-type="float" office:value="1598.47" calcext:value-type="float">
            <text:p>1598.47</text:p>
          </table:table-cell>
          <table:table-cell office:value-type="float" office:value="1598.5468" calcext:value-type="float">
            <text:p>1598.5468</text:p>
          </table:table-cell>
          <table:table-cell office:value-type="float" office:value="0.0044" calcext:value-type="float">
            <text:p>0.0044</text:p>
          </table:table-cell>
          <table:table-cell table:style-name="ce20" table:formula="of:=[.D28]/[.C28]" office:value-type="percentage" office:value="0.9990566875" calcext:value-type="percentage">
            <text:p>99.9057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8388608" calcext:value-type="float">
            <text:p>8388608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9.257" calcext:value-type="float">
            <text:p>1599.257</text:p>
          </table:table-cell>
          <table:table-cell office:value-type="float" office:value="1599.2393" calcext:value-type="float">
            <text:p>1599.2393</text:p>
          </table:table-cell>
          <table:table-cell office:value-type="float" office:value="1599.2595" calcext:value-type="float">
            <text:p>1599.2595</text:p>
          </table:table-cell>
          <table:table-cell office:value-type="float" office:value="0.0013" calcext:value-type="float">
            <text:p>0.0013</text:p>
          </table:table-cell>
          <table:table-cell table:style-name="ce20" table:formula="of:=[.D29]/[.C29]" office:value-type="percentage" office:value="0.999535625" calcext:value-type="percentage">
            <text:p>99.9536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16777216" calcext:value-type="float">
            <text:p>16777216</text:p>
          </table:table-cell>
          <table:table-cell table:style-name="ce8" office:value-type="float" office:value="1600" calcext:value-type="float">
            <text:p>1600</text:p>
          </table:table-cell>
          <table:table-cell table:style-name="Default" office:value-type="float" office:value="1599.6401" calcext:value-type="float">
            <text:p>1599.6401</text:p>
          </table:table-cell>
          <table:table-cell office:value-type="float" office:value="1599.6179" calcext:value-type="float">
            <text:p>1599.6179</text:p>
          </table:table-cell>
          <table:table-cell office:value-type="float" office:value="1599.6419" calcext:value-type="float">
            <text:p>1599.6419</text:p>
          </table:table-cell>
          <table:table-cell office:value-type="float" office:value="0.0039" calcext:value-type="float">
            <text:p>0.0039</text:p>
          </table:table-cell>
          <table:table-cell table:style-name="ce20" table:formula="of:=[.D30]/[.C30]" office:value-type="percentage" office:value="0.9997750625" calcext:value-type="percentage">
            <text:p>99.9775%</text:p>
          </table:table-cell>
          <table:table-cell table:number-columns-repeated="1009"/>
        </table:table-row>
        <table:table-row table:style-name="ro1">
          <table:covered-table-cell/>
          <table:table-cell table:style-name="ce50" office:value-type="float" office:value="33554432" calcext:value-type="float">
            <text:p>33554432</text:p>
          </table:table-cell>
          <table:table-cell table:style-name="ce9" office:value-type="float" office:value="1600" calcext:value-type="float">
            <text:p>1600</text:p>
          </table:table-cell>
          <table:table-cell table:style-name="ce15" office:value-type="float" office:value="1599.8099" calcext:value-type="float">
            <text:p>1599.8099</text:p>
          </table:table-cell>
          <table:table-cell table:style-name="ce15" office:value-type="float" office:value="1599.8096" calcext:value-type="float">
            <text:p>1599.8096</text:p>
          </table:table-cell>
          <table:table-cell table:style-name="ce15" office:value-type="float" office:value="1599.8208" calcext:value-type="float">
            <text:p>1599.8208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21" table:formula="of:=[.D31]/[.C31]" office:value-type="percentage" office:value="0.9998811875" calcext:value-type="percentage">
            <text:p>99.9881%</text:p>
          </table:table-cell>
          <table:table-cell table:number-columns-repeated="1009"/>
        </table:table-row>
        <table:table-row table:style-name="ro1" table:number-rows-repeated="104854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Resources@100,150MHz" table:style-name="ta1">
        <table:table-column table:style-name="co1" table:default-cell-style-name="ce54"/>
        <table:table-column table:style-name="co9" table:default-cell-style-name="ce54"/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5" table:number-rows-spanned="1">
            <text:p>HARDWARE RESOURCES</text:p>
          </table:table-cell>
          <table:covered-table-cell table:number-columns-repeated="4" table:style-name="ce26"/>
        </table:table-row>
        <table:table-row table:style-name="ro1">
          <table:table-cell table:style-name="ce55" table:number-columns-repeated="2"/>
          <table:table-cell table:style-name="ce26" office:value-type="string" calcext:value-type="string">
            <text:p>LUT</text:p>
          </table:table-cell>
          <table:table-cell table:style-name="ce26" office:value-type="string" calcext:value-type="string">
            <text:p>LUTRAM</text:p>
          </table:table-cell>
          <table:table-cell table:style-name="ce26" office:value-type="string" calcext:value-type="string">
            <text:p>FF</text:p>
          </table:table-cell>
          <table:table-cell table:style-name="ce26" office:value-type="string" calcext:value-type="string">
            <text:p>BRAM</text:p>
          </table:table-cell>
          <table:table-cell table:style-name="ce26" office:value-type="string" calcext:value-type="string">
            <text:p>DSP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MODE</text:p>
          </table:table-cell>
          <table:covered-table-cell table:style-name="ce4"/>
          <table:table-cell table:style-name="ce56" office:value-type="float" office:value="17600" calcext:value-type="float">
            <text:p>17600</text:p>
          </table:table-cell>
          <table:table-cell table:style-name="ce56" office:value-type="float" office:value="6000" calcext:value-type="float">
            <text:p>6000</text:p>
          </table:table-cell>
          <table:table-cell table:style-name="ce56" office:value-type="float" office:value="35200" calcext:value-type="float">
            <text:p>35200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80" calcext:value-type="float">
            <text:p>8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DUPLEX</text:p>
          </table:table-cell>
          <table:table-cell table:style-name="ce4" office:value-type="string" calcext:value-type="string">
            <text:p>4 × 4 B @100 MHz</text:p>
          </table:table-cell>
          <table:table-cell table:style-name="ce7" office:value-type="float" office:value="8581" calcext:value-type="float">
            <text:p>8581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11702" calcext:value-type="float">
            <text:p>11702</text:p>
          </table:table-cell>
          <table:table-cell table:style-name="ce12" office:value-type="float" office:value="14" calcext:value-type="float">
            <text:p>14</text:p>
          </table:table-cell>
          <table:table-cell table:style-name="ce57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00 MHz</text:p>
          </table:table-cell>
          <table:table-cell table:style-name="ce9" office:value-type="float" office:value="10045" calcext:value-type="float">
            <text:p>10045</text:p>
          </table:table-cell>
          <table:table-cell table:style-name="ce15" office:value-type="float" office:value="562" calcext:value-type="float">
            <text:p>562</text:p>
          </table:table-cell>
          <table:table-cell table:style-name="ce15" office:value-type="float" office:value="13594" calcext:value-type="float">
            <text:p>13594</text:p>
          </table:table-cell>
          <table:table-cell table:style-name="ce15" office:value-type="float" office:value="22" calcext:value-type="float">
            <text:p>22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PS2PL</text:p>
          </table:table-cell>
          <table:table-cell table:style-name="ce4" office:value-type="string" calcext:value-type="string">
            <text:p>4 × 4 B @100 MHz</text:p>
          </table:table-cell>
          <table:table-cell table:style-name="ce7" office:value-type="float" office:value="2623" calcext:value-type="float">
            <text:p>2623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3769" calcext:value-type="float">
            <text:p>3769</text:p>
          </table:table-cell>
          <table:table-cell table:style-name="ce12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00 MHz</text:p>
          </table:table-cell>
          <table:table-cell table:style-name="ce8" office:value-type="float" office:value="2656" calcext:value-type="float">
            <text:p>2656</text:p>
          </table:table-cell>
          <table:table-cell office:value-type="float" office:value="182" calcext:value-type="float">
            <text:p>182</text:p>
          </table:table-cell>
          <table:table-cell office:value-type="float" office:value="3697" calcext:value-type="float">
            <text:p>3697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50 MHz</text:p>
          </table:table-cell>
          <table:table-cell table:style-name="ce9" office:value-type="float" office:value="2664" calcext:value-type="float">
            <text:p>2664</text:p>
          </table:table-cell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3697" calcext:value-type="float">
            <text:p>3697</text:p>
          </table:table-cell>
          <table:table-cell table:style-name="ce15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PL2PS</text:p>
          </table:table-cell>
          <table:table-cell table:style-name="ce4" office:value-type="string" calcext:value-type="string">
            <text:p>4 × 4 B @100 MHz</text:p>
          </table:table-cell>
          <table:table-cell table:style-name="ce8" office:value-type="float" office:value="5060" calcext:value-type="float">
            <text:p>5060</text:p>
          </table:table-cell>
          <table:table-cell office:value-type="float" office:value="394" calcext:value-type="float">
            <text:p>394</text:p>
          </table:table-cell>
          <table:table-cell office:value-type="float" office:value="6685" calcext:value-type="float">
            <text:p>6685</text:p>
          </table:table-cell>
          <table:table-cell office:value-type="float" office:value="4" calcext:value-type="float">
            <text:p>4</text:p>
          </table:table-cell>
          <table:table-cell table:style-name="ce59" office:value-type="float" office:value="0" calcext:value-type="float">
            <text:p>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4 × 8 B @100 MHz</text:p>
          </table:table-cell>
          <table:table-cell table:style-name="ce9" office:value-type="float" office:value="5671" calcext:value-type="float">
            <text:p>5671</text:p>
          </table:table-cell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7421" calcext:value-type="float">
            <text:p>7421</text:p>
          </table:table-cell>
          <table:table-cell table:style-name="ce15" office:value-type="float" office:value="6" calcext:value-type="float">
            <text:p>6</text:p>
          </table:table-cell>
          <table:table-cell table:style-name="ce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percentage-style style:name="N125">
      <number:number number:decimal-places="4" loext:min-decimal-places="4" number:min-integer-digits="1"/>
      <number:text>%</number:text>
    </number:percentage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/00/0000</text:date>, <text:time style:data-style-name="N2" text:time-value="22:32:35.672743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4:40:10.376691517</meta:creation-date>
    <meta:generator>LibreOffice/5.3.6.1$Linux_X86_64 LibreOffice_project/30$Build-1</meta:generator>
    <dc:date>2020-05-24T23:22:06.424858932</dc:date>
    <meta:editing-duration>PT11H40M22S</meta:editing-duration>
    <meta:editing-cycles>61</meta:editing-cycles>
    <meta:document-statistic meta:table-count="4" meta:cell-count="524" meta:object-count="0"/>
  </office:meta>
</office:document-meta>
</file>